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1028" calcext:value-type="float">
            <text:p>33.37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7812" calcext:value-type="float">
            <text:p>33.54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5388" calcext:value-type="float">
            <text:p>33.96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6348" calcext:value-type="float">
            <text:p>34.02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042" calcext:value-type="float">
            <text:p>33.84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0588" calcext:value-type="float">
            <text:p>33.66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2884" calcext:value-type="float">
            <text:p>33.74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379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